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95030" officeooo:paragraph-rsid="00095030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normal" officeooo:rsid="00095030" officeooo:paragraph-rsid="00095030" style:font-size-asian="21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1"/>
      <text:p text:style-name="P2">We used a project managing website called Asana for project backlog. Picture of Asana is provided in the documentation map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9:24:51.014000000</meta:creation-date>
    <dc:date>2014-04-02T19:27:14.715000000</dc:date>
    <meta:editing-duration>P0D</meta:editing-duration>
    <meta:editing-cycles>1</meta:editing-cycles>
    <meta:document-statistic meta:table-count="0" meta:image-count="0" meta:object-count="0" meta:page-count="1" meta:paragraph-count="2" meta:word-count="22" meta:character-count="138" meta:non-whitespace-character-count="117"/>
    <meta:generator>LibreOffice/4.1.4.2$Windows_x86 LibreOffice_project/0a0440ccc0227ad9829de5f46be37cfb6edcf72</meta:generator>
  </office:meta>
</office:document-meta>
</file>